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StarSymbol" svg:font-family="Star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1" fo:font-size="12pt"/>
    </style:style>
    <style:style style:name="P2" style:family="paragraph" style:parent-style-name="Heading_20_1">
      <style:text-properties style:font-name="Arial1" fo:font-size="16pt" fo:font-weight="bold"/>
    </style:style>
    <style:style style:name="P3" style:family="paragraph" style:parent-style-name="Heading_20_2">
      <style:text-properties style:font-name="Arial1" fo:font-size="14pt" fo:font-style="italic" fo:font-weight="bold"/>
    </style:style>
    <style:style style:name="P4" style:family="paragraph" style:parent-style-name="Text_20_body">
      <style:text-properties style:font-name="Times New Roman1" fo:font-size="12pt"/>
    </style:style>
    <style:style style:name="P5" style:family="paragraph" style:parent-style-name="Text_20_body" style:list-style-name="L1">
      <style:paragraph-properties fo:margin-left="0.2602in" fo:margin-right="0in" fo:text-indent="-0.25in" style:auto-text-indent="false">
        <style:tab-stops/>
      </style:paragraph-properties>
    </style:style>
    <style:style style:name="P6" style:family="paragraph" style:parent-style-name="Text_20_body" style:list-style-name="L2">
      <style:paragraph-properties fo:margin-top="0in" fo:margin-bottom="0.0835in"/>
    </style:style>
    <style:style style:name="P7" style:family="paragraph" style:parent-style-name="Text_20_body" style:list-style-name="L3">
      <style:paragraph-properties fo:margin-top="0in" fo:margin-bottom="0.0835in"/>
    </style:style>
    <style:style style:name="P8" style:family="paragraph" style:parent-style-name="Text_20_body" style:list-style-name="L4">
      <style:paragraph-properties fo:margin-top="0in" fo:margin-bottom="0.0835in"/>
    </style:style>
    <style:style style:name="P9" style:family="paragraph" style:parent-style-name="Text_20_body" style:list-style-name="L5">
      <style:paragraph-properties fo:margin-top="0in" fo:margin-bottom="0.0835in"/>
    </style:style>
    <style:style style:name="P10" style:family="paragraph" style:parent-style-name="Text_20_body" style:list-style-name="L6">
      <style:paragraph-properties fo:margin-top="0in" fo:margin-bottom="0.0835in"/>
    </style:style>
    <style:style style:name="P11" style:family="paragraph" style:parent-style-name="Text_20_body" style:list-style-name="L7">
      <style:paragraph-properties fo:margin-top="0in" fo:margin-bottom="0.0835in"/>
    </style:style>
    <style:style style:name="P12" style:family="paragraph" style:parent-style-name="Text_20_body" style:list-style-name="L8">
      <style:paragraph-properties fo:margin-top="0in" fo:margin-bottom="0.0835in"/>
    </style:style>
    <style:style style:name="P13" style:family="paragraph" style:parent-style-name="Text_20_body" style:list-style-name="L9">
      <style:paragraph-properties fo:margin-top="0in" fo:margin-bottom="0.0835in"/>
    </style:style>
    <style:style style:name="P14" style:family="paragraph" style:parent-style-name="Text_20_body" style:list-style-name="L10">
      <style:paragraph-properties fo:margin-top="0in" fo:margin-bottom="0.0835in"/>
    </style:style>
    <style:style style:name="T1" style:family="text">
      <style:text-properties style:font-name="Times New Roman1" fo:font-size="12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 text:is-list-header="true">Design for a test for the deptool build command</text:h>
      <text:p text:style-name="Text_20_body"> </text:p>
      <text:h text:style-name="P3" text:outline-level="2" text:is-list-header="true">Background</text:h>
      <text:p text:style-name="Text_20_body"> </text:p>
      <text:p text:style-name="P1">Deptool is a perl application that invokes ‘monotone’, ‘cmake’, ‘make’, ‘ctest’, and ‘make install’ to complete a build process.  Monotone databases are normally maintained in $HOME/.monotone but can be moved using the ‘—monotone-dir’ option to another directory.</text:p>
      <text:p text:style-name="Text_20_body"> </text:p>
      <text:h text:style-name="P3" text:outline-level="2" text:is-list-header="true">Testing Strategy</text:h>
      <text:p text:style-name="Text_20_body"> </text:p>
      <text:p text:style-name="P1">The test shall create three projects in a new monotone database.  The three projects A, B, and C will be interdependent such that B depends on A, and C depends on B and A.  B shall also depend on B with a sub-build type ANSIColor.</text:p>
      <text:p text:style-name="P1">The projects A and B will install header files and libraries into the ‘include’ and ‘lib’ directories respectively.  Project B and C will use the header files and libraries of their dependencies.  Project C will build a test executable and install it in the ‘bin’ directory.</text:p>
      <text:p text:style-name="Text_20_body">This document describes a full functional test for Deptool build command. <text:s/>A minimal test for functional regression should include at least tests 1, 2, 3, 9, and 16 which establish the minimum functionality for rebuilding projects.</text:p>
      <text:h text:style-name="P3" text:outline-level="2" text:is-list-header="true">Test Plan</text:h>
      <text:p text:style-name="Text_20_body"> </text:p>
      <text:p text:style-name="P1">Test 1: Deptool is used to checkout the projects C, B, and A.  This is not an exhaustive test but does test that a checkout of C includes B and A.</text:p>
      <text:p text:style-name="Text_20_body"> </text:p>
      <text:p text:style-name="P1">Test 2: Deptool is used to build the projects C, B, and A.  The test verifies that output files are built and installed for each project, and that the timestamps have the following ordering:</text:p>
      <text:p text:style-name="Text_20_body">OBJ ::= TESTBASE/build/opt_debian_i686<text:line-break/>SRC ::= TESTBASE/projects</text:p>
      <text:list text:style-name="L1">
        <text:list-item>
          <text:p text:style-name="P5">OBJ/a/build_stamp &gt; {SRC/a/a.h, SRC/a/a.cpp}</text:p>
        </text:list-item>
        <text:list-item>
          <text:p text:style-name="P5">OBJ/a/a.o &gt; {SRC/a/a.h,SRC/a/a.cpp}</text:p>
        </text:list-item>
        <text:list-item>
          <text:p text:style-name="P5">OBJ/a/install_stamp &gt; {OBJ/lib/liba.a, OBJ/include/a.h} &gt; OBJ/a/build_stamp</text:p>
        </text:list-item>
        <text:list-item>
          <text:p text:style-name="P5">OBJ/b/build_stamp &gt; {SRC/b/b.h, SRC/b/b.cpp}</text:p>
        </text:list-item>
        <text:list-item>
          <text:p text:style-name="P5">OBJ/b/b.o &gt; {SRC/b/b.h, SRC/b/b.cpp}</text:p>
        </text:list-item>
        <text:list-item>
          <text:p text:style-name="P5">OBJ/b-ANSIColor/b.o &gt; {SRC/b/b.h, SRC/b/b.cpp}</text:p>
        </text:list-item>
        <text:list-item>
          <text:p text:style-name="P5"><text:soft-page-break/>OBJ/b/build_stamp &gt; OBJ/a/install_stamp</text:p>
        </text:list-item>
        <text:list-item>
          <text:p text:style-name="P5">OBJ/b/install_stamp &gt; {OBJ/lib/libb.a, OBJ/include/b.h} &gt; OBJ/b/build_stamp</text:p>
        </text:list-item>
        <text:list-item>
          <text:p text:style-name="P5">OBJ/b-ANSIColor/install_stamp &gt; { OBJ/lib/libb-ANSIColor.a, OBJ/include/b.h } &gt; OBJ/b-ANSIColor/build_stamp</text:p>
        </text:list-item>
        <text:list-item>
          <text:p text:style-name="P5">OBJ/b/install_stamp &gt; OBJ/b-ANSIColor/install_stamp</text:p>
        </text:list-item>
        <text:list-item>
          <text:p text:style-name="P5">OBJ/c/build_stamp &gt; {c.cpp, b/install_stamp}</text:p>
        </text:list-item>
        <text:list-item>
          <text:p text:style-name="P5">OBJ/c/c &gt; {SRC/c/c.cpp}</text:p>
        </text:list-item>
        <text:list-item>
          <text:p text:style-name="P5">OBJ/c/build_stamp &gt; OBJ/a/install_stamp</text:p>
        </text:list-item>
        <text:list-item>
          <text:p text:style-name="P5">OBJ/c/install_stamp &gt; OBJ/bin/c &gt; OBJ/c/build_stamp</text:p>
        </text:list-item>
      </text:list>
      <text:p text:style-name="P1">Test 3: A file is touched in A.  All of C, B, and A should be rebuilt, and B and A should be reinstalled.</text:p>
      <text:p text:style-name="Text_20_body"> </text:p>
      <text:p text:style-name="P1">As with test2, with the following addition:</text:p>
      <text:list text:style-name="L2">
        <text:list-item>
          <text:p text:style-name="P6"><text:span text:style-name="T1">OBJ{test3}/a/build_stamp &gt; OBJ{test2}/c/install_stamp</text:span> </text:p>
        </text:list-item>
      </text:list>
      <text:p text:style-name="Text_20_body"> </text:p>
      <text:p text:style-name="P1">Test 4: A file is touched in B.  Only C and B should be rebuilt and only B should be reinstalled</text:p>
      <text:p text:style-name="Text_20_body"> </text:p>
      <text:p text:style-name="P1">As with test2, with the following addition:</text:p>
      <text:list text:style-name="L3">
        <text:list-item>
          <text:p text:style-name="P7"><text:span text:style-name="T1">OBJ{test4}/a/build_stamp == OBJ{test3}/a/build_stamp</text:span> </text:p>
        </text:list-item>
        <text:list-item>
          <text:p text:style-name="P7"><text:span text:style-name="T1">OBJ{test4}/a/install_stamp == OBJ{test3}/a/build_stamp</text:span> </text:p>
        </text:list-item>
        <text:list-item>
          <text:p text:style-name="P7"><text:span text:style-name="T1">OBJ{test4}/b/build_stamp &gt; OBJ{test3}/c/install_stamp</text:span> </text:p>
        </text:list-item>
      </text:list>
      <text:p text:style-name="Text_20_body"> </text:p>
      <text:p text:style-name="P1">Test 5: A file is touched in C.  Only C should be rebuilt.  </text:p>
      <text:p text:style-name="Text_20_body"> </text:p>
      <text:p text:style-name="P1">As with test2, with the following additions:</text:p>
      <text:list text:style-name="L4">
        <text:list-item>
          <text:p text:style-name="P8"><text:span text:style-name="T1">OBJ{test5}/a/build_stamp == OBJ{test3}/a/build_stamp</text:span> </text:p>
        </text:list-item>
        <text:list-item>
          <text:p text:style-name="P8"><text:span text:style-name="T1">OBJ{test5}/a/install_stamp == OBJ{test3}/a/install_stamp</text:span> </text:p>
        </text:list-item>
        <text:list-item>
          <text:p text:style-name="P8"><text:span text:style-name="T1">OBJ{test5}/b/build_stamp == OBJ{test4}/b/build_stamp</text:span> </text:p>
        </text:list-item>
        <text:list-item>
          <text:p text:style-name="P8"><text:span text:style-name="T1">OBJ{test5}/b/install_stamp == OBJ{test4}/b/build_stamp</text:span> </text:p>
        </text:list-item>
        <text:list-item>
          <text:p text:style-name="P8"><text:span text:style-name="T1">OBJ{test5}/c/build_stamp &gt; OBJ{test4}/c/install_stamp</text:span> </text:p>
        </text:list-item>
      </text:list>
      <text:p text:style-name="Text_20_body"> </text:p>
      <text:p text:style-name="P1">Test 6: A file is touched in A.  A is rebuilt in its directory.  Building in C should rebuild B and C as a result of the prior change to A</text:p>
      <text:p text:style-name="Text_20_body"> </text:p>
      <text:p text:style-name="P1">Part 1: As with test2, with the following additions:</text:p>
      <text:list text:style-name="L5">
        <text:list-item>
          <text:p text:style-name="P9"><text:span text:style-name="T1">OBJ{test6.1}/a/build_stamp &gt; OBJ{test5}/c/install_stamp</text:span> </text:p>
        </text:list-item>
        <text:list-item>
          <text:p text:style-name="P9"><text:soft-page-break/><text:span text:style-name="T1">OBJ{test6.1}/c/install_stamp == OBJ{test5}/c/install_stamp</text:span> </text:p>
        </text:list-item>
      </text:list>
      <text:p text:style-name="P1">Part 2: As with test2, with the following additions:</text:p>
      <text:list text:style-name="L6">
        <text:list-item>
          <text:p text:style-name="P10"><text:span text:style-name="T1">OBJ{test6.2}/a/build_stamp == OBJ{test6.1}/a/build_stamp</text:span> </text:p>
        </text:list-item>
        <text:list-item>
          <text:p text:style-name="P10"><text:span text:style-name="T1">OBJ{test6.2}/a/install_stamp == OBJ{test6.1}/a/install_stamp</text:span> </text:p>
        </text:list-item>
      </text:list>
      <text:p text:style-name="Text_20_body"> </text:p>
      <text:p text:style-name="P1">Test 7: A file is touched in A.  B is rebuilt in its directory (rebuilding A in the process).  Building in C should rebuild only C as a result of the prior change to B</text:p>
      <text:p text:style-name="Text_20_body"> </text:p>
      <text:p text:style-name="P1">Part 1: As with test2, with the following additions:</text:p>
      <text:list text:style-name="L7">
        <text:list-item>
          <text:p text:style-name="P11"><text:span text:style-name="T1">OBJ{test7.1}/a/build_stamp &gt; OBJ{test6}/c/install_stamp</text:span> </text:p>
        </text:list-item>
        <text:list-item>
          <text:p text:style-name="P11"><text:span text:style-name="T1">OBJ{test7.1}/b/build_stamp &gt; OBJ{test6}/c/install_stamp</text:span> </text:p>
        </text:list-item>
        <text:list-item>
          <text:p text:style-name="P11"><text:span text:style-name="T1">OBJ{test7.1}/c/build_stamp == OBJ{test6}/c/install_stamp</text:span> </text:p>
        </text:list-item>
      </text:list>
      <text:p text:style-name="P1">Part 2: As with test2, with the following additions:</text:p>
      <text:list text:style-name="L8">
        <text:list-item>
          <text:p text:style-name="P12"><text:span text:style-name="T1">OBJ{test7.2}/a/build_stamp == OBJ{test7.1}/a/build_stamp</text:span> </text:p>
        </text:list-item>
        <text:list-item>
          <text:p text:style-name="P12"><text:span text:style-name="T1">OBJ{test7.2}/a/install_stamp == OBJ{test7.1}/a/install_stamp</text:span> </text:p>
        </text:list-item>
        <text:list-item>
          <text:p text:style-name="P12"><text:span text:style-name="T1">OBJ{test7.2}/b/build_stamp == OBJ{test7.1}/b/build_stamp</text:span> </text:p>
        </text:list-item>
        <text:list-item>
          <text:p text:style-name="P12"><text:span text:style-name="T1">OBJ{test7.2}/b/install_stamp == OBJ{test7.1}/b/install_stamp</text:span> </text:p>
        </text:list-item>
      </text:list>
      <text:p text:style-name="Text_20_body"> </text:p>
      <text:p text:style-name="P1">Test 8: No file is touched.  No rebuilds should take place.</text:p>
      <text:p text:style-name="Text_20_body"> </text:p>
      <text:p text:style-name="P1">As with test test2, with the following additions:</text:p>
      <text:list text:style-name="L9">
        <text:list-item>
          <text:p text:style-name="P13"><text:span text:style-name="T1">OBJ{test8}/a/build_stamp == OBJ{test7.2}/a/build_stamp</text:span> </text:p>
        </text:list-item>
        <text:list-item>
          <text:p text:style-name="P13"><text:span text:style-name="T1">OBJ{test8}/a/install_stamp == OBJ{test7.2}/a/install_stamp</text:span> </text:p>
        </text:list-item>
        <text:list-item>
          <text:p text:style-name="P13"><text:span text:style-name="T1">OBJ{test8}/b/build_stamp == OBJ{test7.2}/b/build_stamp</text:span> </text:p>
        </text:list-item>
        <text:list-item>
          <text:p text:style-name="P13"><text:span text:style-name="T1">OBJ{test8}/b/install_stamp == OBJ{test7.2}/b/install_stamp</text:span> </text:p>
        </text:list-item>
        <text:list-item>
          <text:p text:style-name="P13"><text:span text:style-name="T1">OBJ{test8}/c/build_stamp == OBJ{test7.2}/c/build_stamp</text:span> </text:p>
        </text:list-item>
        <text:list-item>
          <text:p text:style-name="P13"><text:span text:style-name="T1">OBJ{test8}/c/install_stamp == OBJ{test7.2}/c/install_stamp</text:span> </text:p>
        </text:list-item>
      </text:list>
      <text:p text:style-name="Text_20_body"> </text:p>
      <text:p text:style-name="P1">Tests 9 – 15:</text:p>
      <text:p text:style-name="Text_20_body"> </text:p>
      <text:p text:style-name="P1">These tests repeat 2-8, but use ‘build –t’ instead of ‘build’.  The test 2 case is expanded to include the ‘test_stamp’, which should always have a time greater than the install time:</text:p>
      <text:p text:style-name="Text_20_body"> </text:p>
      <text:list text:style-name="L10">
        <text:list-item>
          <text:p text:style-name="P14"><text:span text:style-name="T1">OBJ/a/test_stamp &gt; OBJ/a/install_stamp</text:span></text:p>
        </text:list-item>
        <text:list-item>
          <text:p text:style-name="P14"><text:span text:style-name="T1">OBJ/b/test_stamp &gt; OBJ/b/install_stamp</text:span></text:p>
        </text:list-item>
        <text:list-item>
          <text:p text:style-name="P14"><text:soft-page-break/><text:span text:style-name="T1">OBJ/c/test_stamp &gt; OBJ/c/install_stamp</text:span></text:p>
        </text:list-item>
      </text:list>
      <text:p text:style-name="Text_20_body"> </text:p>
      <text:p text:style-name="P1">Note however, b/build_stamp need not be newer than a/test_stamp.</text:p>
      <text:p text:style-name="Text_20_body">Tests 16 – 30:</text:p>
      <text:p text:style-name="Text_20_body">These tests repeat 2-15, but use 'build -d' or 'build -d -t'. <text:s/>As a consequence the base output directory is</text:p>
      <text:p text:style-name="Text_20_body">redefined as:</text:p>
      <text:p text:style-name="Text_20_body">OBJ ::= TESTBASE/build/dbg-debian-i68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StarSymbol" svg:font-family="Star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9-04-16T12:49:16</meta:creation-date>
    <dc:date>2009-04-21T12:14:49</dc:date>
    <meta:editing-cycles>3</meta:editing-cycles>
    <meta:editing-duration>PT7H46M35S</meta:editing-duration>
    <meta:user-defined meta:name="Info 1"/>
    <meta:user-defined meta:name="Info 2"/>
    <meta:user-defined meta:name="Info 3"/>
    <meta:user-defined meta:name="Info 4"/>
    <meta:document-statistic meta:table-count="0" meta:image-count="0" meta:object-count="0" meta:page-count="4" meta:paragraph-count="96" meta:word-count="964" meta:character-count="5237"/>
  </office:meta>
</office:document-meta>
</file>